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officeooo:paragraph-rsid="0011ac09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16dd40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officeooo:rsid="001523d8" officeooo:paragraph-rsid="001523d8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523d8" officeooo:paragraph-rsid="001523d8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officeooo:rsid="0016dd40" officeooo:paragraph-rsid="0016dd40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16dd40" officeooo:paragraph-rsid="0016dd40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16dd40" officeooo:paragraph-rsid="0016dd40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officeooo:rsid="001a6b0d" officeooo:paragraph-rsid="001a6b0d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officeooo:rsid="001a6b0d" officeooo:paragraph-rsid="001a6b0d" style:font-size-asian="10.5pt" style:font-size-complex="12pt"/>
    </style:style>
    <style:style style:name="T1" style:family="text">
      <style:text-properties officeooo:rsid="0011ac09"/>
    </style:style>
    <style:style style:name="T2" style:family="text">
      <style:text-properties officeooo:rsid="0013821a"/>
    </style:style>
    <style:style style:name="T3" style:family="text">
      <style:text-properties officeooo:rsid="0016776c"/>
    </style:style>
    <style:style style:name="T4" style:family="text">
      <style:text-properties officeooo:rsid="0018307d"/>
    </style:style>
    <style:style style:name="T5" style:family="text">
      <style:text-properties officeooo:rsid="001adadc"/>
    </style:style>
    <style:style style:name="T6" style:family="text">
      <style:text-properties officeooo:rsid="001c011a"/>
    </style:style>
    <style:style style:name="T7" style:family="text">
      <style:text-properties officeooo:rsid="001daed6"/>
    </style:style>
    <style:style style:name="T8" style:family="text">
      <style:text-properties officeooo:rsid="0020de27"/>
    </style:style>
    <style:style style:name="T9" style:family="text">
      <style:text-properties officeooo:rsid="002299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trodução</text:p>
      <text:p text:style-name="P2"><text:tab/>É <text:span text:style-name="T1">um sistema operacional desenvolvido pela Bell Labs desenvolvido a partir do final dos anos 80, seus autores e designers originais foram Dave Presotto, Ken Thompson, <text:s/>Rob Pike, Phill Winterbottom, com a sequência do desenvolvimento vários outros se juntaram ao projeto ao longo dos anos 90 até o presente.</text:span></text:p>
      <text:p text:style-name="P1"><text:tab/><text:span text:style-name="T1">O sistema operacional é baseado em Unix, porém nele cada processo possui seu próprio espaço de nome mutável, isso significa que, um processo pode: adicionar, remover e reorganizar seu próprio espaço de nome sem afetar os espaços de processos não relacionados. </text:span></text:p>
      <text:p text:style-name="P1"><text:tab/><text:span text:style-name="T2">O Plan9 é um kernel do sistema operacional, mas também é uma coleção de software (operações), a maior parte do software é nova, escrita para o plan9, ou seja, poucas coisas foram importadas do Unix ou de outros sistemas operacionais. Dentre esses programas estão as janelas do sistema, compiladores, servidor de arquivos e os serviços de rede.</text:span></text:p>
      <text:p text:style-name="P1"/>
      <text:p text:style-name="P3">Lançamentos</text:p>
      <text:p text:style-name="P4"><text:tab/>Sua primeira <text:span text:style-name="T3">edição</text:span> foi lançada em 1992, disponibilizada apenas para universidade. <text:span text:style-name="T3">A segunda edição foi lançada em 1995, na época a equipe do Plan9 estava trabalhando na implementação de um sistema chamado Brasil, em 1999 um ano antes da estreia da terceira edição o nome Brasil foi alterado para “Plano 9”. A terceira edição foi lançada nos anos 2000 e distribuída gratuitamente pela internet. E por fim sua quarta edição foi lançada em 2002, com essa edição também foi introduzido um novo mecanismo de atualização para o sistema.</text:span></text:p>
      <text:p text:style-name="P4"/>
      <text:p text:style-name="P5">Estado atual do sistema</text:p>
      <text:p text:style-name="P6"><text:tab/>O Plan9 <text:span text:style-name="T4">continua a mudar diariamente, e essas mudanças são distribuídas através do site </text:span><text:a xlink:type="simple" xlink:href="https://9p.io/sources/" text:style-name="Internet_20_link" text:visited-style-name="Visited_20_Internet_20_Link"><text:span text:style-name="T4">https://9p.io/sources/</text:span></text:a><text:span text:style-name="T4">, apesar das mudanças foi optado por manter seu visual fiel à sua versão original. Ele também é utilizado por outros sistemas operacionais como ideia base, por ter sido o primeiro a dar suporte completo à codificação do conjunto de caracteres Unicode UTF-08. Como exemplo o protocolo de arquivo simples 9P foi implementado nas versões atuais do Linux.</text:span></text:p>
      <text:p text:style-name="P6"><text:tab/><text:span text:style-name="T4">Muitas empresas obtiveram sucesso na venda de produtos baseados no Plan9, dentre estas a mais notável é a Vita Nuova, criadora do sistema operacional Inferno, um derivado do Plan9 voltado para dispositivos embarcados.</text:span></text:p>
      <text:p text:style-name="P6"/>
      <text:p text:style-name="P8">Gerenciamento de Memória</text:p>
      <text:p text:style-name="P9"><text:tab/>Antes de discutir sobre as chamadas de sistema como <text:span text:style-name="T5">newseg,</text:span> segbrk, segattach, segdeattach, segfree e segflush, vamos entender como funciona o gerenciamento de memória em si do Plan9. O Plan9 utiliza memória virtual paginada, onde o kernel usa a paginação em um esquema de dois leveis, onde cada processo tem seu próprio espaço virtual separado em duas regiões, uma para o próprio kernel e outra para o usuário. A parte destinada ao usuário é situada de 0 a 2gb, já a parte do kernel é situada entre 2gb a 4gb.</text:p>
      <text:p text:style-name="P9"><text:tab/><text:span text:style-name="T5">Agora vamos ver o que fazem as chamadas de sistemas básicas no gerenciamento de memória:</text:span></text:p>
      <text:p text:style-name="P9"><text:tab/><text:span text:style-name="T5">newseg() - cria um novo segmento de um tipo informado, base e tamanho, o procedimento é abortado caso o tamanho exceda o tamanho máximo permitido para um segmento de memória.</text:span></text:p>
      <text:p text:style-name="P9"><text:tab/><text:span text:style-name="T6">segbrk() - redimensiona um segmento, apenas segmentos compartilhados, BSS (better save space) e shared data podem ser redimensionados, segue a </text:span><text:soft-page-break/><text:span text:style-name="T6">premissa de que o local menos usado do segmento de memória é utilizado para fazer o redimensionamento de dado bloco.</text:span></text:p>
      <text:p text:style-name="P9"><text:tab/><text:span text:style-name="T7">segattach() - cria um novo segmento e adiciona o mesmo ao processo que chamou o procedimento, o retorno é a parte mais baixa do endereço, ou seja, o endereço do início desse novo segmento criado.</text:span></text:p>
      <text:p text:style-name="P9"><text:tab/><text:span text:style-name="T8">segdeattach() - é a função oposta do segattach(), faz a remoção de um segmento adicionado a um processo pai.</text:span></text:p>
      <text:p text:style-name="P9"><text:tab/><text:span text:style-name="T8">segfree() - libera uma parte do segmento alocado.</text:span></text:p>
      <text:p text:style-name="P9"><text:tab/><text:span text:style-name="T8">segflush() - invalida qualquer cache de instrução e escreve novamente qualquer cache de data associada as páginas contidas no segmento, por subsequência todas as novas páginas serão também atualizadas quando forem referenciadas.</text:span></text:p>
      <text:p text:style-name="P9"><text:tab/><text:span text:style-name="T9">Vale lembrar que existem várias outras chamadas de sistema para fazer o gerenciamento de memória, acima foram citadas as mais básicas e primordiais se assim podemos diz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3:17:23.341963332</meta:creation-date>
    <dc:date>2019-06-07T22:37:57.117000000</dc:date>
    <meta:editing-duration>PT1H6M4S</meta:editing-duration>
    <meta:editing-cycles>4</meta:editing-cycles>
    <meta:generator>LibreOffice/6.2.3.2$Windows_X86_64 LibreOffice_project/aecc05fe267cc68dde00352a451aa867b3b546ac</meta:generator>
    <meta:document-statistic meta:table-count="0" meta:image-count="0" meta:object-count="0" meta:page-count="2" meta:paragraph-count="19" meta:word-count="645" meta:character-count="3983" meta:non-whitespace-character-count="3340"/>
  </office:meta>
</office:document-meta>
</file>